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6.9217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3744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5.4882in"/>
    </style:style>
    <style:style style:name="co15" style:family="table-column">
      <style:table-column-properties fo:break-before="auto" style:column-width="5.1764in"/>
    </style:style>
    <style:style style:name="co16" style:family="table-column">
      <style:table-column-properties fo:break-before="auto" style:column-width="4.8744in"/>
    </style:style>
    <style:style style:name="co17" style:family="table-column">
      <style:table-column-properties fo:break-before="auto" style:column-width="2.2618in"/>
    </style:style>
    <style:style style:name="co18" style:family="table-column">
      <style:table-column-properties fo:break-before="auto" style:column-width="4.2598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1.0327in"/>
    </style:style>
    <style:style style:name="co22" style:family="table-column">
      <style:table-column-properties fo:break-before="auto" style:column-width="4.16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1.7189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1.161in"/>
    </style:style>
    <style:style style:name="co27" style:family="table-column">
      <style:table-column-properties fo:break-before="auto" style:column-width="5.0827in"/>
    </style:style>
    <style:style style:name="co28" style:family="table-column">
      <style:table-column-properties fo:break-before="auto" style:column-width="1.5791in"/>
    </style:style>
    <style:style style:name="co29" style:family="table-column">
      <style:table-column-properties fo:break-before="auto" style:column-width="5.1472in"/>
    </style:style>
    <style:style style:name="co30" style:family="table-column">
      <style:table-column-properties fo:break-before="auto" style:column-width="1.3291in"/>
    </style:style>
    <style:style style:name="co31" style:family="table-column">
      <style:table-column-properties fo:break-before="auto" style:column-width="6.2516in"/>
    </style:style>
    <style:style style:name="co32" style:family="table-column">
      <style:table-column-properties fo:break-before="auto" style:column-width="1.4583in"/>
    </style:style>
    <style:style style:name="co33" style:family="table-column">
      <style:table-column-properties fo:break-before="auto" style:column-width="5.6083in"/>
    </style:style>
    <style:style style:name="co34" style:family="table-column">
      <style:table-column-properties fo:break-before="auto" style:column-width="6.1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ro7" style:family="table-row">
      <style:table-row-properties style:row-height="0.3291in" fo:break-before="auto" style:use-optimal-row-height="true"/>
    </style:style>
    <style:style style:name="ro8" style:family="table-row">
      <style:table-row-properties style:row-height="0.4244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cccccc"/>
    </style:style>
    <style:style style:name="ta3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wrap-option="wrap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1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5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none" fo:border-left="0.74pt solid #000000" fo:border-right="0.74pt solid #000000" fo:border-top="none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80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83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111" style:family="table-cell" style:parent-style-name="Default">
      <style:table-cell-properties fo:border-bottom="0.74pt solid #000000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55" style:family="table-cell" style:parent-style-name="Default">
      <style:table-cell-properties fo:border-bottom="0.74pt solid #000000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137" style:family="table-cell" style:parent-style-name="Default">
      <style:table-cell-properties fo:background-color="#afd095" fo:wrap-option="wrap"/>
    </style:style>
    <style:style style:name="ce138" style:family="table-cell" style:parent-style-name="Default">
      <style:table-cell-properties fo:background-color="#ffa6a6" fo:wrap-option="wrap"/>
    </style:style>
    <style:style style:name="ce150" style:family="table-cell" style:parent-style-name="Default">
      <style:table-cell-properties fo:background-color="#afd095"/>
    </style:style>
    <style:style style:name="ce151" style:family="table-cell" style:parent-style-name="Default">
      <style:table-cell-properties fo:background-color="#ffa6a6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172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2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2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2" fo:font-size="12pt" style:font-size-asian="12pt" style:font-size-complex="12pt"/>
    </style:style>
    <style:style style:name="ce192" style:family="table-cell" style:parent-style-name="Default">
      <style:table-cell-properties fo:background-color="#afd095"/>
      <style:text-properties style:font-name="Arial2" fo:font-size="12pt" style:font-size-asian="12pt" style:font-size-complex="12pt"/>
    </style:style>
    <style:style style:name="ce193" style:family="table-cell" style:parent-style-name="Default">
      <style:table-cell-properties fo:background-color="#ffa6a6"/>
      <style:text-properties style:font-name="Arial2" fo:font-size="12pt" style:font-size-asian="12pt" style:font-size-complex="12pt"/>
    </style:style>
    <style:style style:name="ce194" style:family="table-cell" style:parent-style-name="Default">
      <style:text-properties style:font-name="Arial2" fo:font-size="12pt" style:font-size-asian="12pt" style:font-size-complex="12pt"/>
    </style:style>
    <style:style style:name="ce191" style:family="table-cell" style:parent-style-name="Default">
      <style:text-properties style:font-name="Arial2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1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2" fo:font-size="12pt" style:font-size-asian="12pt" style:font-size-complex="12pt"/>
    </style:style>
    <style:style style:name="ce211" style:family="table-cell" style:parent-style-name="Default">
      <style:table-cell-properties fo:background-color="transparent"/>
      <style:text-properties style:font-name="Arial2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2" fo:font-size="12pt" style:font-size-asian="12pt" style:font-size-complex="12pt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3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1"/>
        <table:table-column table:style-name="co3" table:default-cell-style-name="ce41"/>
        <table:table-column table:style-name="co4" table:number-columns-repeated="16380" table:default-cell-style-name="ce41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37" office:value-type="string" calcext:value-type="string">
            <text:p>TimTheWebmaster</text:p>
          </table:table-cell>
          <table:table-cell table:style-name="ce46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48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1">
        <office:forms form:automatic-focus="false" form:apply-design-mode="false"/>
        <table:table-column table:style-name="co5" table:default-cell-style-name="ce58"/>
        <table:table-column table:style-name="co6" table:default-cell-style-name="ce58"/>
        <table:table-column table:style-name="co4" table:number-columns-repeated="16382" table:default-cell-style-name="ce26"/>
        <table:table-row table:style-name="ro1">
          <table:table-cell table:style-name="ce51" office:value-type="string" calcext:value-type="string">
            <text:p>Действие</text:p>
          </table:table-cell>
          <table:table-cell table:style-name="ce59" office:value-type="string" calcext:value-type="string">
            <text:p>Последствие</text:p>
          </table:table-cell>
          <table:table-cell table:style-name="ce89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2" office:value-type="string" calcext:value-type="string">
            <text:p>Развернул сайт timthewebmaster.com на хостинге beget</text:p>
          </table:table-cell>
          <table:table-cell table:style-name="ce74" office:value-type="string" calcext:value-type="string">
            <text:p>Начал интереснейший путь в своей жизни</text:p>
          </table:table-cell>
          <table:table-cell table:style-name="ce91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8" office:value-type="string" calcext:value-type="string">
            <text:p>Получил певые посадочные которые приносят трафик</text:p>
          </table:table-cell>
          <table:table-cell table:style-name="ce92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8" office:value-type="string" calcext:value-type="string">
            <text:p>Сайт стал лучше выглядеть. Уменьшилось к-во отказов.</text:p>
          </table:table-cell>
          <table:table-cell table:style-name="ce92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упался на биржах ссылок.</text:p>
          </table:table-cell>
          <table:table-cell table:style-name="ce8" office:value-type="string" calcext:value-type="string">
            <text:p>Увеличил к-во посетителей на сайт. 8 челов/день (временно)</text:p>
          </table:table-cell>
          <table:table-cell table:style-name="ce21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75" office:value-type="string" calcext:value-type="string">
            <text:p>--</text:p>
          </table:table-cell>
          <table:table-cell table:style-name="ce21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8" office:value-type="string" calcext:value-type="string">
            <text:p>Показы и трафик соответственно увеличились</text:p>
          </table:table-cell>
          <table:table-cell table:style-name="ce21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8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21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8" office:value-type="string" calcext:value-type="string">
            <text:p>Работа над сайто год</text:p>
          </table:covered-table-cell>
          <table:covered-table-cell table:style-name="ce8"/>
          <table:covered-table-cell table:style-name="ce21"/>
          <table:table-cell table:number-columns-repeated="16381"/>
        </table:table-row>
        <table:table-row table:style-name="ro2">
          <table:table-cell table:style-name="ce54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54" office:value-type="string" calcext:value-type="string">
            <text:p>Трафик на сайт стабилизировался в районе 15-20 ч в день</text:p>
          </table:table-cell>
          <table:table-cell table:style-name="ce94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Google Core Update December</text:p>
          </table:table-cell>
          <table:table-cell table:style-name="ce54" office:value-type="string" calcext:value-type="string">
            <text:p>Сайт не притерпел существенных просадок в показах</text:p>
          </table:table-cell>
          <table:table-cell table:style-name="ce94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54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54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94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Полностью избавился от идеи показывать превьюшки статей</text:p>
          </table:table-cell>
          <table:table-cell table:style-name="ce54" office:value-type="string" calcext:value-type="string">
            <text:p>Ничего не поменялось, это было не важно для сайта</text:p>
          </table:table-cell>
          <table:table-cell table:style-name="ce94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Поменял, работу фильтров и отображаемых URL, только page и tag</text:p>
          </table:table-cell>
          <table:table-cell table:style-name="ce54" office:value-type="string" calcext:value-type="string">
            <text:p>Увеличил индексацию сайта. С 1300 страниц до 11 000</text:p>
          </table:table-cell>
          <table:table-cell table:style-name="ce94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54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54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94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54" office:value-type="string" calcext:value-type="string">
            <text:p>--</text:p>
          </table:table-cell>
          <table:table-cell table:style-name="ce94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4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54" office:value-type="string" calcext:value-type="string">
            <text:p>--</text:p>
          </table:table-cell>
          <table:table-cell table:style-name="ce94" office:value-type="string" calcext:value-type="string">
            <text:p>04./2025</text:p>
          </table:table-cell>
          <table:table-cell table:number-columns-repeated="16381"/>
        </table:table-row>
        <table:table-row table:style-name="ro5">
          <table:table-cell table:style-name="ce55" office:value-type="string" calcext:value-type="string">
            <text:p>Оптимизация мета-тегов для статей и инструментов</text:p>
          </table:table-cell>
          <table:table-cell table:style-name="ce54" office:value-type="string" calcext:value-type="string">
            <text:p>Увеличил к-во посетителей на 20%(1-я итерация)</text:p>
          </table:table-cell>
          <table:table-cell table:style-name="ce94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54" office:value-type="string" calcext:value-type="string">
            <text:p>Закрыл от индекса страницы пагинации</text:p>
          </table:table-cell>
          <table:table-cell table:style-name="ce54" office:value-type="string" calcext:value-type="string">
            <text:p>--</text:p>
          </table:table-cell>
          <table:table-cell table:style-name="ce94" office:value-type="string" calcext:value-type="string">
            <text:p>20/06/2025</text:p>
          </table:table-cell>
          <table:table-cell table:number-columns-repeated="16381"/>
        </table:table-row>
        <table:table-row table:style-name="ro3">
          <table:table-cell table:style-name="ce56" office:value-type="string" calcext:value-type="string">
            <text:p>Оптимизация мета-тегов для статей и инструментов</text:p>
          </table:table-cell>
          <table:table-cell table:style-name="ce77" office:value-type="string" calcext:value-type="string">
            <text:p>--</text:p>
          </table:table-cell>
          <table:table-cell table:style-name="ce95" office:value-type="string" calcext:value-type="string">
            <text:p>26/06/2025</text:p>
          </table:table-cell>
          <table:table-cell table:number-columns-repeated="16381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1"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27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30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30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6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1">Удалить все *_list.html и переназначить шаблоны рендеров для каждой категории</text:span></text:p>
              <text:p text:style-name="P1"><text:span text:style-name="T1">Переименовать base_post_list.html в paginator.html</text:span></text:p>
              <text:p text:style-name="P1"><text:span text:style-name="T1">Добавить соответствующую категорию Gallery</text:span></text:p>
              <text:p text:style-name="P1"><text:span text:style-name="T1">Переписать Gallery приложение с использованием paginator.html</text:span></text:p>
              <text:p text:style-name="P1"><text:span text:style-name="T1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27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7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RSSReader</text:p>
          </table:table-cell>
          <table:table-cell table:style-name="ce68" office:value-type="string" calcext:value-type="string">
            <text:p>Добавить группировку фидов/канал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7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7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8">
          <table:table-cell table:style-name="ce30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27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30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30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27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30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9">
          <table:covered-table-cell table:style-name="ce30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80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83" office:value-type="string" calcext:value-type="string">
            <text:p>Уведомление ... Политика заработка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0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30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128" office:value-type="string" calcext:value-type="string">
            <text:p>Добавь возможность импорта шаблонов через файлы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Вместо H1 пропиши очистить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11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55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27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09.24" table:style-name="ta2">
        <office:forms form:automatic-focus="false" form:apply-design-mode="false"/>
        <table:table-column table:style-name="co10" table:default-cell-style-name="ce46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3">
          <table:table-cell table:style-name="ce137" office:value-type="string" calcext:value-type="string">
            <text:p>Пример паралельного парсера</text:p>
          </table:table-cell>
          <table:table-cell table:style-name="ce150" table:content-validation-name="val2" office:value-type="string" calcext:value-type="string">
            <text:p>Фриланс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Улучшить представление инструментов на сайте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о свопингом</text:p>
          </table:table-cell>
          <table:table-cell table:style-name="ce150" table:content-validation-name="val2" office:value-type="string" calcext:value-type="string">
            <text:p>Фриланс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ать TD и QA модели, добавить блоки к статьям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 прокси</text:p>
          </table:table-cell>
          <table:table-cell table:style-name="ce150" table:content-validation-name="val2" office:value-type="string" calcext:value-type="string">
            <text:p>Фриланс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омбинированный парсер</text:p>
          </table:table-cell>
          <table:table-cell table:style-name="ce150" table:content-validation-name="val2" office:value-type="string" calcext:value-type="string">
            <text:p>Фриланс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копировать контент Case в Tool, News в Article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домашнюю под новые реалии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использованных внешних ссылок(скрипт)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похожих статей в статьях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со статьями где были спользованны те или иные td или qa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ка модели статей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пагинатора(страниц фильтрации)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боковой панели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щую модель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скрипт по автоматизации вставки определений в текст статьи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навигатора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какие статьи нужно доработать </text:p>
          </table:table-cell>
          <table:table-cell table:style-name="ce150" table:content-validation-name="val2" office:value-type="string" calcext:value-type="string">
            <text:p>Аудит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Напиши какую-нибудь личную статью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писать ссылки на фриланс профилях</text:p>
          </table:table-cell>
          <table:table-cell table:style-name="ce150" table:content-validation-name="val2" office:value-type="string" calcext:value-type="string">
            <text:p>Организационный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Начало доработак над ImageThief</text:p>
          </table:table-cell>
          <table:table-cell table:style-name="ce151" table:content-validation-name="val2" office:value-type="string" calcext:value-type="string">
            <text:p>Доработка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ь 3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150" table:content-validation-name="val2" office:value-type="string" calcext:value-type="string">
            <text:p>Организационный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Анализ трафика</text:p>
          </table:table-cell>
          <table:table-cell table:style-name="ce150" table:content-validation-name="val2" office:value-type="string" calcext:value-type="string">
            <text:p>Аудит трафи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10.24" table:style-name="ta2">
        <office:forms form:automatic-focus="false" form:apply-design-mode="false"/>
        <table:table-column table:style-name="co14" table:default-cell-style-name="ce46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4">
          <table:table-cell table:style-name="ce137" office:value-type="string" calcext:value-type="string">
            <text:p>Заполнить 2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возможные улучшения для отображения в поиске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 то как решил проблему с ожиданием от сервера.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: Всё о Quill blots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2 определений</text:p>
          </table:table-cell>
          <table:table-cell table:style-name="ce151" table:content-validation-name="val2" office:value-type="string" calcext:value-type="string">
            <text:p>Доработка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151" table:content-validation-name="val2" office:value-type="string" calcext:value-type="string">
            <text:p>Доработка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151" table:content-validation-name="val2" office:value-type="string" calcext:value-type="string">
            <text:p>Линкбилдинг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151" table:content-validation-name="val2" office:value-type="string" calcext:value-type="string">
            <text:p>Доработка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150" office:value-type="string" calcext:value-type="string">
            <text:p>Как сделать quill модуль для генерации оглавления статьи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ить 2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Quill formats, их расширение и виды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бственный quill tooltip, как сделать и как работает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151" table:content-validation-name="val2" office:value-type="string" calcext:value-type="string">
            <text:p>Линкбилдинг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151" table:content-validation-name="val2" office:value-type="string" calcext:value-type="string">
            <text:p>Линкбилдинг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сделать кастомную toolbar кнопку для quill редактора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151" table:content-validation-name="val2" office:value-type="string" calcext:value-type="string">
            <text:p>Линкбилдинг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150" table:content-validation-name="val2" office:value-type="string" calcext:value-type="string">
            <text:p>Организационный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и мёртвых языков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я языков программирования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11.24" table:style-name="ta2">
        <office:forms form:automatic-focus="false" form:apply-design-mode="false"/>
        <table:table-column table:style-name="co15" table:default-cell-style-name="ce46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5">
          <table:table-cell table:style-name="ce138"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style-name="ce151" table:content-validation-name="val2" office:value-type="string" calcext:value-type="string">
            <text:p>Разработк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Улучшить отображения статей-серий</text:p>
          </table:table-cell>
          <table:table-cell table:style-name="ce151" table:content-validation-name="val2" office:value-type="string" calcext:value-type="string">
            <text:p>Разработк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Search result parser</text:p>
          </table:table-cell>
          <table:table-cell table:style-name="ce151" table:content-validation-name="val2" office:value-type="string" calcext:value-type="string">
            <text:p>Аудит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<text:s/>Парсеров изображений и парсеров</text:p>
          </table:table-cell>
          <table:table-cell table:style-name="ce150" table:content-validation-name="val2" office:value-type="string" calcext:value-type="string">
            <text:p>Аудит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шейдеров, webGL, 3d</text:p>
          </table:table-cell>
          <table:table-cell table:style-name="ce151" table:content-validation-name="val2" office:value-type="string" calcext:value-type="string">
            <text:p>Аудит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django</text:p>
          </table:table-cell>
          <table:table-cell table:style-name="ce150" table:content-validation-name="val2" office:value-type="string" calcext:value-type="string">
            <text:p>Аудит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react</text:p>
          </table:table-cell>
          <table:table-cell table:style-name="ce151" table:content-validation-name="val2" office:value-type="string" calcext:value-type="string">
            <text:p>Аудит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telegram bots</text:p>
          </table:table-cell>
          <table:table-cell table:style-name="ce150" table:content-validation-name="val2" office:value-type="string" calcext:value-type="string">
            <text:p>Аудит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и улучшить кластер по истории</text:p>
          </table:table-cell>
          <table:table-cell table:style-name="ce150" table:content-validation-name="val2" office:value-type="string" calcext:value-type="string">
            <text:p>Аудит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backend</text:p>
          </table:table-cell>
          <table:table-cell table:style-name="ce150" table:content-validation-name="val2" office:value-type="string" calcext:value-type="string">
            <text:p>Аудит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как вообще можно организовать строительство ссылок</text:p>
          </table:table-cell>
          <table:table-cell table:style-name="ce150" table:content-validation-name="val2" office:value-type="string" calcext:value-type="string">
            <text:p>Линкбилдинг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151" table:content-validation-name="val2" office:value-type="string" calcext:value-type="string">
            <text:p>Фриланс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Добавить 5 ссылок на сайт</text:p>
          </table:table-cell>
          <table:table-cell table:style-name="ce151" table:content-validation-name="val2" office:value-type="string" calcext:value-type="string">
            <text:p>Линкбилдинг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150" table:content-validation-name="val2" office:value-type="string" calcext:value-type="string">
            <text:p>Организационный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12.24" table:style-name="ta2">
        <office:forms form:automatic-focus="false" form:apply-design-mode="false"/>
        <table:table-column table:style-name="co16" table:default-cell-style-name="ce46"/>
        <table:table-column table:style-name="co17" table:default-cell-style-name="Default"/>
        <table:table-column table:style-name="co12" table:default-cell-style-name="Default"/>
        <table:table-column table:style-name="co13" table:default-cell-style-name="ce40"/>
        <table:table-column table:style-name="co4" table:number-columns-repeated="16379" table:default-cell-style-name="Default"/>
        <table:table-row table:style-name="ro1">
          <table:table-cell table:style-name="ce3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41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151" table:content-validation-name="val2" office:value-type="string" calcext:value-type="string">
            <text:p>Доработка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151" table:content-validation-name="val2" office:value-type="string" calcext:value-type="string">
            <text:p>Разработк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151" table:content-validation-name="val2" office:value-type="string" calcext:value-type="string">
            <text:p>Аудит поведенческих факторов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151" table:content-validation-name="val2" office:value-type="string" calcext:value-type="string">
            <text:p>Разработк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150" table:content-validation-name="val2" office:value-type="string" calcext:value-type="string">
            <text:p>Организационный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6379"/>
        </table:table-row>
      </table:table>
      <table:table table:name="01.25" table:style-name="ta2">
        <office:forms form:automatic-focus="false" form:apply-design-mode="false"/>
        <table:table-column table:style-name="co18" table:default-cell-style-name="ce46"/>
        <table:table-column table:style-name="co11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172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  <table:table-cell table:style-name="ce41" table:number-columns-repeated="16379"/>
        </table:table-row>
        <table:table-row table:style-name="ro5">
          <table:table-cell table:style-name="ce137" office:value-type="string" calcext:value-type="string">
            <text:p><text:span text:style-name="T3">Дописать английскую версию статьи про начало пути в геймдеве </text:span><text:span text:style-name="T4">(Article)</text:span></text:p>
          </table:table-cell>
          <table:table-cell table:style-name="ce150" table:content-validation-name="val2" office:value-type="string" calcext:value-type="string">
            <text:p>Доработка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Геймдев, как я использовал Cocos2dx </text:span><text:span text:style-name="T4">(Article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150" table:content-validation-name="val2" office:value-type="string" calcext:value-type="string">
            <text:p>Разработк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На чем зарабатывает Telegram?</text:span><text:span text:style-name="T4"> (Q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Что не умеют делать чат-боты?</text:span><text:span text:style-name="T4"> (Q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На чем лучше писать телеграм-бота?</text:span><text:span text:style-name="T4"> (Q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3">Про gogod unity и первую и единственную выпущенную игру LifeOfLoader </text:span><text:span text:style-name="T4">(Article)</text:span>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150" table:content-validation-name="val2" office:value-type="string" calcext:value-type="string">
            <text:p>Создание контента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151" table:content-validation-name="val2" office:value-type="string" calcext:value-type="string">
            <text:p>Создание контента</text:p>
          </table:table-cell>
          <table:table-cell table:style-name="ce151" table:content-validation-name="val3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150" table:content-validation-name="val2" office:value-type="string" calcext:value-type="string">
            <text:p>Организационный</text:p>
          </table:table-cell>
          <table:table-cell table:style-name="ce150" table:content-validation-name="val3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2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2">
        <office:forms form:automatic-focus="false" form:apply-design-mode="false"/>
        <table:table-column table:style-name="co18" table:default-cell-style-name="ce173"/>
        <table:table-column table:style-name="co19" table:default-cell-style-name="ce191"/>
        <table:table-column table:style-name="co20" table:default-cell-style-name="ce191"/>
        <table:table-column table:style-name="co21" table:default-cell-style-name="ce181"/>
        <table:table-column table:style-name="co4" table:number-columns-repeated="16380" table:default-cell-style-name="ce191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192" table:content-validation-name="val2" office:value-type="string" calcext:value-type="string">
            <text:p>Фриланс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0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193" table:content-validation-name="val2" office:value-type="string" calcext:value-type="string">
            <text:p>Фриланс</text:p>
          </table:table-cell>
          <table:table-cell table:style-name="ce193" table:content-validation-name="val3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2406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193" table:content-validation-name="val2" office:value-type="string" calcext:value-type="string">
            <text:p>Фриланс</text:p>
          </table:table-cell>
          <table:table-cell table:style-name="ce193" table:content-validation-name="val3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193" table:content-validation-name="val2" office:value-type="string" calcext:value-type="string">
            <text:p>Фриланс</text:p>
          </table:table-cell>
          <table:table-cell table:style-name="ce193" table:content-validation-name="val3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1.8925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193" table:content-validation-name="val2" office:value-type="string" calcext:value-type="string">
            <text:p>Фриланс</text:p>
          </table:table-cell>
          <table:table-cell table:style-name="ce193" table:content-validation-name="val3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192" table:content-validation-name="val2" office:value-type="string" calcext:value-type="string">
            <text:p>Организационный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194" table:content-validation-name="val2"/>
          <table:table-cell table:style-name="ce194" table:content-validation-name="val3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194" table:content-validation-name="val3"/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.25" table:style-name="ta2">
        <office:forms form:automatic-focus="false" form:apply-design-mode="false"/>
        <table:table-column table:style-name="co22" table:default-cell-style-name="ce175"/>
        <table:table-column table:style-name="co19" table:default-cell-style-name="ce192"/>
        <table:table-column table:style-name="co20" table:default-cell-style-name="ce192"/>
        <table:table-column table:style-name="co21" table:default-cell-style-name="ce183"/>
        <table:table-row table:style-name="ro1">
          <table:table-cell table:style-name="ce219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214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0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193" table:content-validation-name="val2" office:value-type="string" calcext:value-type="string">
            <text:p>Создание контента</text:p>
          </table:table-cell>
          <table:table-cell table:style-name="ce193" table:content-validation-name="val3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5697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1.7783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193" table:content-validation-name="val2" office:value-type="string" calcext:value-type="string">
            <text:p>Создание контента</text:p>
          </table:table-cell>
          <table:table-cell table:style-name="ce193" table:content-validation-name="val3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1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2" office:value-type="string" calcext:value-type="string">
            <text:p>Организационный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2929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3.7094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2" office:value-type="string" calcext:value-type="string">
            <text:p>Доработка контента</text:p>
          </table:table-cell>
          <table:table-cell table:content-validation-name="val3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194" table:content-validation-name="val2"/>
          <table:table-cell table:style-name="ce194" table:content-validation-name="val3"/>
          <table:table-cell table:style-name="ce179" table:content-validation-name="val4"/>
        </table:table-row>
      </table:table>
      <table:table table:name="04.25" table:style-name="ta2">
        <office:forms form:automatic-focus="false" form:apply-design-mode="false"/>
        <table:table-column table:style-name="co23" table:default-cell-style-name="ce173"/>
        <table:table-column table:style-name="co24" table:default-cell-style-name="ce208"/>
        <table:table-column table:style-name="co25" table:default-cell-style-name="ce208"/>
        <table:table-column table:style-name="co26" table:default-cell-style-name="ce208"/>
        <table:table-column table:style-name="co4" table:number-columns-repeated="16380" table:default-cell-style-name="ce208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211" table:content-validation-name="val2" office:value-type="string" calcext:value-type="string">
            <text:p>Доработка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192" table:content-validation-name="val2" office:value-type="string" calcext:value-type="string">
            <text:p>Организационный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1" table:content-validation-name="val2" office:value-type="string" calcext:value-type="string">
            <text:p>Организационный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ce211"/>
        <table:table-column table:style-name="co20" table:default-cell-style-name="ce211"/>
        <table:table-column table:style-name="co4" table:default-cell-style-name="Default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0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2" office:value-type="string" calcext:value-type="string">
            <text:p>Разработк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редактор постов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7</text:p>
          </table:table-cell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192" table:content-validation-name="val2" office:value-type="string" calcext:value-type="string">
            <text:p>Доработка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style-name="Default"/>
          <table:table-cell table:content-validation-name="val3"/>
          <table:table-cell/>
        </table:table-row>
      </table:table>
      <table:table table:name="06.25" table:style-name="ta2">
        <office:forms form:automatic-focus="false" form:apply-design-mode="false"/>
        <table:table-column table:style-name="co29" table:default-cell-style-name="ce194"/>
        <table:table-column table:style-name="co19" table:default-cell-style-name="Default"/>
        <table:table-column table:style-name="co20" table:default-cell-style-name="Default"/>
        <table:table-column table:style-name="co30" table:default-cell-style-name="Default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211" table:content-validation-name="val2" office:value-type="string" calcext:value-type="string">
            <text:p>Доработка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211" table:content-validation-name="val2" office:value-type="string" calcext:value-type="string">
            <text:p>Создание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192" table:content-validation-name="val2" office:value-type="string" calcext:value-type="string">
            <text:p>Доработка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192" table:content-validation-name="val2" office:value-type="string" calcext:value-type="string">
            <text:p>Доработка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192" table:content-validation-name="val2" office:value-type="string" calcext:value-type="string">
            <text:p>Доработка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reg</text:p>
          </table:table-cell>
          <table:table-cell table:style-name="ce192" table:content-validation-name="val2" office:value-type="string" calcext:value-type="string">
            <text:p>Доработка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3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211" table:content-validation-name="val2" office:value-type="string" calcext:value-type="string">
            <text:p>Доработка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0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211" table:content-validation-name="val2" office:value-type="string" calcext:value-type="string">
            <text:p>Доработка контента</text:p>
          </table:table-cell>
          <table:table-cell table:style-name="ce211"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92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192" office:value-type="string" calcext:value-type="string">
            <text:p>Покрыть тестами Main, Post, PagiScroll</text:p>
          </table:table-cell>
          <table:table-cell table:style-name="ce192" table:content-validation-name="val2" office:value-type="string" calcext:value-type="string">
            <text:p>Разработк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211" table:content-validation-name="val2"/>
          <table:table-cell table:style-name="ce211" table:content-validation-name="val3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2">
        <office:forms form:automatic-focus="false" form:apply-design-mode="false"/>
        <table:table-column table:style-name="co31" table:default-cell-style-name="ce234"/>
        <table:table-column table:style-name="co19" table:default-cell-style-name="ce211"/>
        <table:table-column table:style-name="co32" table:default-cell-style-name="ce211"/>
        <table:table-column table:style-name="co4" table:default-cell-style-name="Default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 размещения на хостинге, timeweb django</text:p>
          </table:table-cell>
          <table:table-cell table:style-name="ce192" table:content-validation-name="val2" office:value-type="string" calcext:value-type="string">
            <text:p>Создание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3</text:p>
          </table:table-cell>
          <table:table-cell table:style-name="ce192" table:content-validation-name="val2" office:value-type="string" calcext:value-type="string">
            <text:p>Доработка контента</text:p>
          </table:table-cell>
          <table:table-cell table:style-name="ce192" table:content-validation-name="val3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6">
          <table:table-cell table:style-name="Default"/>
          <table:table-cell table:content-validation-name="val2"/>
          <table:table-cell table:content-validation-name="val3"/>
          <table:table-cell/>
        </table:table-row>
        <table:table-row table:style-name="ro1">
          <table:table-cell table:style-name="Default"/>
          <table:table-cell table:content-validation-name="val2"/>
          <table:table-cell table:content-validation-name="val3"/>
          <table:table-cell/>
        </table:table-row>
      </table:table>
      <table:table table:name="08.25" table:style-name="ta3">
        <office:forms form:automatic-focus="false" form:apply-design-mode="false"/>
        <table:table-column table:style-name="co33" table:default-cell-style-name="ce234"/>
        <table:table-column table:style-name="co19" table:default-cell-style-name="ce211"/>
        <table:table-column table:style-name="co20" table:default-cell-style-name="ce211"/>
        <table:table-column table:style-name="co4" table:default-cell-style-name="Default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 про сравнение производительности баз данных</text:p>
          </table:table-cell>
          <table:table-cell table:content-validation-name="val2" office:value-type="string" calcext:value-type="string">
            <text:p>Создание контента</text:p>
          </table:table-cell>
          <table:table-cell table:content-validation-name="val3" office:value-type="string" calcext:value-type="string">
            <text:p>НЕ НАЧАТО</text:p>
          </table:table-cell>
          <table:table-cell/>
        </table:table-row>
        <table:table-row table:style-name="ro1" table:number-rows-repeated="18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4">
          <table:table-cell table:style-name="Default"/>
          <table:table-cell table:content-validation-name="val2"/>
          <table:table-cell table:content-validation-name="val3"/>
          <table:table-cell/>
        </table:table-row>
        <table:table-row table:style-name="ro1">
          <table:table-cell table:style-name="Default"/>
          <table:table-cell table:content-validation-name="val2"/>
          <table:table-cell table:content-validation-name="val3"/>
          <table:table-cell/>
        </table:table-row>
      </table:table>
      <table:table table:name="09.25" table:style-name="ta1">
        <office:forms form:automatic-focus="false" form:apply-design-mode="false"/>
        <table:table-column table:style-name="co34" table:default-cell-style-name="Default"/>
        <table:table-column table:style-name="co4" table:number-columns-repeated="2" table:default-cell-style-name="ce211"/>
        <table:table-column table:style-name="co4" table:default-cell-style-name="Default"/>
        <table:table-row table:style-name="ro1">
          <table:table-cell table:style-name="ce186" office:value-type="string" calcext:value-type="string">
            <text:p>Задача</text:p>
          </table:table-cell>
          <table:table-cell table:style-name="ce41" office:value-type="string" calcext:value-type="string">
            <text:p>Тип</text:p>
          </table:table-cell>
          <table:table-cell table:style-name="ce41" office:value-type="string" calcext:value-type="string">
            <text:p>Статус</text:p>
          </table:table-cell>
          <table:table-cell table:style-name="ce177" office:value-type="string" calcext:value-type="string">
            <text:p>Дата</text:p>
          </table:table-cell>
        </table:table-row>
        <table:table-row table:style-name="ro1">
          <table:table-cell table:style-name="ce234"/>
          <table:table-cell table:content-validation-name="val2"/>
          <table:table-cell table:content-validation-name="val3"/>
          <table:table-cell table:style-name="ce209" table:content-validation-name="val4"/>
        </table:table-row>
        <table:table-row table:style-name="ro1" table:number-rows-repeated="38">
          <table:table-cell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3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2.25'.A1:'02.25'.D14" table:display-filter-buttons="true">
          <table:sort>
            <table:sort-by table:field-number="3" table:data-type="automatic"/>
          </table:sort>
        </table:database-range>
        <table:database-range table:name="__Anonymous_Sheet_DB__10" table:target-range-address="'04.25'.A1:'04.25'.D1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07:44:50.6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08-08T07:52:28.558000000</dc:date>
    <meta:editing-duration>P1DT16H46M27S</meta:editing-duration>
    <meta:editing-cycles>273</meta:editing-cycles>
    <meta:generator>LibreOffice/24.2.1.2$Windows_X86_64 LibreOffice_project/db4def46b0453cc22e2d0305797cf981b68ef5ac</meta:generator>
    <meta:document-statistic meta:table-count="16" meta:cell-count="1116" meta:object-count="0"/>
  </office:meta>
</office:document-meta>
</file>